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40/Configurations2/statusbar/"/>
  <manifest:file-entry manifest:media-type="" manifest:full-path="Object 40/Configurations2/accelerator/current.xml"/>
  <manifest:file-entry manifest:media-type="" manifest:full-path="Object 40/Configurations2/accelerato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Configurations2/statusbar/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statusbar/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statusbar/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accelerator/current.xml"/>
  <manifest:file-entry manifest:media-type="" manifest:full-path="Object 45/Configurations2/accelerato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accelerator/current.xml"/>
  <manifest:file-entry manifest:media-type="" manifest:full-path="Object 47/Configurations2/accelerato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statusbar/"/>
  <manifest:file-entry manifest:media-type="" manifest:full-path="Object 48/Configurations2/accelerator/current.xml"/>
  <manifest:file-entry manifest:media-type="" manifest:full-path="Object 48/Configurations2/accelerato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statusbar/"/>
  <manifest:file-entry manifest:media-type="" manifest:full-path="Object 49/Configurations2/accelerator/current.xml"/>
  <manifest:file-entry manifest:media-type="" manifest:full-path="Object 49/Configurations2/accelerato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" manifest:full-path="ObjectReplacements/Object 57"/>
  <manifest:file-entry manifest:media-type="" manifest:full-path="ObjectReplacements/Object 58"/>
  <manifest:file-entry manifest:media-type="" manifest:full-path="ObjectReplacements/Object 59"/>
  <manifest:file-entry manifest:media-type="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" manifest:full-path="Object 50/Configurations2/statusbar/"/>
  <manifest:file-entry manifest:media-type="" manifest:full-path="Object 50/Configurations2/accelerator/current.xml"/>
  <manifest:file-entry manifest:media-type="" manifest:full-path="Object 50/Configurations2/accelerato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progressbar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statusbar/"/>
  <manifest:file-entry manifest:media-type="" manifest:full-path="Object 51/Configurations2/accelerator/current.xml"/>
  <manifest:file-entry manifest:media-type="" manifest:full-path="Object 51/Configurations2/accelerato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statusbar/"/>
  <manifest:file-entry manifest:media-type="" manifest:full-path="Object 52/Configurations2/accelerator/current.xml"/>
  <manifest:file-entry manifest:media-type="" manifest:full-path="Object 52/Configurations2/accelerato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progressbar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statusbar/"/>
  <manifest:file-entry manifest:media-type="" manifest:full-path="Object 53/Configurations2/accelerator/current.xml"/>
  <manifest:file-entry manifest:media-type="" manifest:full-path="Object 53/Configurations2/accelerato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statusbar/"/>
  <manifest:file-entry manifest:media-type="" manifest:full-path="Object 54/Configurations2/accelerator/current.xml"/>
  <manifest:file-entry manifest:media-type="" manifest:full-path="Object 54/Configurations2/accelerato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statusbar/"/>
  <manifest:file-entry manifest:media-type="" manifest:full-path="Object 55/Configurations2/accelerator/current.xml"/>
  <manifest:file-entry manifest:media-type="" manifest:full-path="Object 55/Configurations2/accelerato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statusbar/"/>
  <manifest:file-entry manifest:media-type="" manifest:full-path="Object 56/Configurations2/accelerator/current.xml"/>
  <manifest:file-entry manifest:media-type="" manifest:full-path="Object 56/Configurations2/accelerato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statusbar/"/>
  <manifest:file-entry manifest:media-type="" manifest:full-path="Object 57/Configurations2/accelerator/current.xml"/>
  <manifest:file-entry manifest:media-type="" manifest:full-path="Object 57/Configurations2/accelerato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progressbar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58/Configurations2/statusbar/"/>
  <manifest:file-entry manifest:media-type="" manifest:full-path="Object 58/Configurations2/accelerator/current.xml"/>
  <manifest:file-entry manifest:media-type="" manifest:full-path="Object 58/Configurations2/accelerato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progressbar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statusbar/"/>
  <manifest:file-entry manifest:media-type="" manifest:full-path="Object 59/Configurations2/accelerator/current.xml"/>
  <manifest:file-entry manifest:media-type="" manifest:full-path="Object 59/Configurations2/accelerato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progressbar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60/Configurations2/statusbar/"/>
  <manifest:file-entry manifest:media-type="" manifest:full-path="Object 60/Configurations2/accelerator/current.xml"/>
  <manifest:file-entry manifest:media-type="" manifest:full-path="Object 60/Configurations2/accelerato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progressbar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statusbar/"/>
  <manifest:file-entry manifest:media-type="" manifest:full-path="Object 61/Configurations2/accelerator/current.xml"/>
  <manifest:file-entry manifest:media-type="" manifest:full-path="Object 61/Configurations2/accelerato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progressbar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statusbar/"/>
  <manifest:file-entry manifest:media-type="" manifest:full-path="Object 62/Configurations2/accelerator/current.xml"/>
  <manifest:file-entry manifest:media-type="" manifest:full-path="Object 62/Configurations2/accelerato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progressbar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statusbar/"/>
  <manifest:file-entry manifest:media-type="" manifest:full-path="Object 63/Configurations2/accelerator/current.xml"/>
  <manifest:file-entry manifest:media-type="" manifest:full-path="Object 63/Configurations2/accelerato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progressbar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statusbar/"/>
  <manifest:file-entry manifest:media-type="" manifest:full-path="Object 64/Configurations2/accelerator/current.xml"/>
  <manifest:file-entry manifest:media-type="" manifest:full-path="Object 64/Configurations2/accelerato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progressbar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statusbar/"/>
  <manifest:file-entry manifest:media-type="" manifest:full-path="Object 65/Configurations2/accelerator/current.xml"/>
  <manifest:file-entry manifest:media-type="" manifest:full-path="Object 65/Configurations2/accelerato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progressbar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statusbar/"/>
  <manifest:file-entry manifest:media-type="" manifest:full-path="Object 66/Configurations2/accelerator/current.xml"/>
  <manifest:file-entry manifest:media-type="" manifest:full-path="Object 66/Configurations2/accelerato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progressbar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statusbar/"/>
  <manifest:file-entry manifest:media-type="" manifest:full-path="Object 67/Configurations2/accelerator/current.xml"/>
  <manifest:file-entry manifest:media-type="" manifest:full-path="Object 67/Configurations2/accelerator/"/>
  <manifest:file-entry manifest:media-type="" manifest:full-path="Object 67/Configurations2/floater/"/>
  <manifest:file-entry manifest:media-type="" manifest:full-path="Object 67/Configurations2/popupmenu/"/>
  <manifest:file-entry manifest:media-type="" manifest:full-path="Object 67/Configurations2/progressbar/"/>
  <manifest:file-entry manifest:media-type="" manifest:full-path="Object 67/Configurations2/menubar/"/>
  <manifest:file-entry manifest:media-type="" manifest:full-path="Object 67/Configurations2/toolbar/"/>
  <manifest:file-entry manifest:media-type="" manifest:full-path="Object 67/Configurations2/images/Bitmaps/"/>
  <manifest:file-entry manifest:media-type="" manifest:full-path="Object 67/Configurations2/images/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8/Configurations2/statusbar/"/>
  <manifest:file-entry manifest:media-type="" manifest:full-path="Object 68/Configurations2/accelerator/current.xml"/>
  <manifest:file-entry manifest:media-type="" manifest:full-path="Object 68/Configurations2/accelerato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progressbar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fill="solid" draw:fill-color="#ffffff" draw:textarea-horizontal-align="center" draw:textarea-vertical-align="middle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2cm" fo:min-width="0.22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5cm" fo:min-width="0.341cm"/>
    </style:style>
    <style:style style:name="gr12" style:family="graphic" style:parent-style-name="standard">
      <style:graphic-properties draw:fill="solid" draw:fill-color="#e6e6e6" draw:textarea-horizontal-align="center" draw:textarea-vertical-align="middle"/>
    </style:style>
    <style:style style:name="gr13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4" style:family="graphic" style:parent-style-name="standard">
      <style:graphic-properties draw:stroke="dash" draw:stroke-dash="Fine_20_Dashed" draw:fill="none" draw:textarea-horizontal-align="center" draw:textarea-vertical-align="middle"/>
    </style:style>
    <style:style style:name="gr15" style:family="graphic" style:parent-style-name="standard">
      <style:graphic-properties draw:stroke="dash" draw:stroke-dash="Fine_20_Dashed" draw:fill="solid" draw:fill-color="#ffffff" draw:textarea-horizontal-align="center" draw:textarea-vertical-align="middle"/>
    </style:style>
    <style:style style:name="gr16" style:family="graphic" style:parent-style-name="standard">
      <style:graphic-properties draw:stroke="solid" draw:stroke-dash="Fine_20_Dashed" draw:fill="solid" draw:fill-color="#ffffff" draw:textarea-horizontal-align="center" draw:textarea-vertical-align="middle"/>
    </style:style>
    <style:style style:name="gr17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svg:stroke-width="0.102cm" draw:fill="none" draw:textarea-horizontal-align="center" draw:textarea-vertical-align="middle" fo:padding-top="0.176cm" fo:padding-bottom="0.176cm" fo:padding-left="0.301cm" fo:padding-right="0.301cm"/>
    </style:style>
    <style:style style:name="gr19" style:family="graphic" style:parent-style-name="standard">
      <style:graphic-properties draw:stroke="dash" draw:stroke-dash="Fine_20_Dashed" svg:stroke-width="0.051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position="sub 58%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onnector draw:style-name="gr1" draw:text-style-name="P1" draw:layer="layout" draw:type="line" svg:x1="24.819cm" svg:y1="11.147cm" svg:x2="27.913cm" svg:y2="11.13cm" draw:start-shape="id1" draw:start-glue-point="1" svg:d="m24819 11147 3094-17">
          <text:p/>
        </draw:connector>
        <draw:rect draw:style-name="gr2" draw:text-style-name="P1" draw:id="id26" draw:layer="layout" svg:width="0.888cm" svg:height="0.632cm" svg:x="15.887cm" svg:y="4.399cm">
          <text:p/>
        </draw:rect>
        <draw:rect draw:style-name="gr2" draw:text-style-name="P1" draw:id="id27" draw:layer="layout" svg:width="0.893cm" svg:height="0.632cm" svg:x="13.177cm" svg:y="4.399cm">
          <text:p/>
        </draw:rect>
        <draw:rect draw:style-name="gr2" draw:text-style-name="P1" draw:layer="layout" svg:width="0.894cm" svg:height="0.643cm" svg:x="13.177cm" svg:y="13.566cm">
          <text:p/>
        </draw:rect>
        <draw:rect draw:style-name="gr2" draw:text-style-name="P1" draw:id="id22" draw:layer="layout" svg:width="0.703cm" svg:height="0.86cm" svg:x="9.487cm" svg:y="8.098cm">
          <text:p/>
        </draw:rect>
        <draw:rect draw:style-name="gr2" draw:text-style-name="P1" draw:id="id23" draw:layer="layout" svg:width="0.703cm" svg:height="0.871cm" svg:x="9.487cm" svg:y="10.682cm">
          <text:p/>
        </draw:rect>
        <draw:rect draw:style-name="gr2" draw:text-style-name="P1" draw:id="id18" draw:layer="layout" svg:width="0.887cm" svg:height="0.643cm" svg:x="15.888cm" svg:y="13.566cm">
          <text:p/>
        </draw:rect>
        <draw:rect draw:style-name="gr2" draw:text-style-name="P1" draw:id="id11" draw:layer="layout" svg:width="1.793cm" svg:height="1.732cm" svg:x="13.176cm" svg:y="8.098cm">
          <text:p/>
        </draw:rect>
        <draw:rect draw:style-name="gr2" draw:text-style-name="P1" draw:id="id8" draw:layer="layout" svg:width="1.793cm" svg:height="1.732cm" svg:x="13.176cm" svg:y="9.821cm">
          <text:p/>
        </draw:rect>
        <draw:rect draw:style-name="gr2" draw:text-style-name="P1" draw:id="id5" draw:layer="layout" svg:width="1.793cm" svg:height="1.732cm" svg:x="14.981cm" svg:y="9.821cm">
          <text:p/>
        </draw:rect>
        <draw:rect draw:style-name="gr2" draw:text-style-name="P1" draw:id="id2" draw:layer="layout" svg:width="1.793cm" svg:height="1.732cm" svg:x="14.981cm" svg:y="8.098cm">
          <text:p/>
        </draw:rect>
        <draw:rect draw:style-name="gr2" draw:text-style-name="P1" draw:id="id9" draw:layer="layout" svg:width="0.703cm" svg:height="1.732cm" svg:x="9.486cm" svg:y="9.821cm">
          <text:p/>
        </draw:rect>
        <draw:rect draw:style-name="gr2" draw:text-style-name="P1" draw:id="id10" draw:layer="layout" svg:width="0.703cm" svg:height="1.732cm" svg:x="9.486cm" svg:y="8.098cm">
          <text:p/>
        </draw:rect>
        <draw:rect draw:style-name="gr2" draw:text-style-name="P1" draw:id="id12" draw:layer="layout" svg:width="1.793cm" svg:height="0.632cm" svg:x="13.176cm" svg:y="4.399cm">
          <text:p/>
        </draw:rect>
        <draw:rect draw:style-name="gr2" draw:text-style-name="P1" draw:id="id13" draw:layer="layout" svg:width="1.793cm" svg:height="0.632cm" svg:x="14.981cm" svg:y="4.399cm">
          <text:p/>
        </draw:rect>
        <draw:rect draw:style-name="gr2" draw:text-style-name="P1" draw:id="id7" draw:layer="layout" svg:width="1.793cm" svg:height="0.643cm" svg:x="13.176cm" svg:y="13.565cm">
          <text:p/>
        </draw:rect>
        <draw:rect draw:style-name="gr2" draw:text-style-name="P1" draw:id="id6" draw:layer="layout" svg:width="1.793cm" svg:height="0.643cm" svg:x="14.981cm" svg:y="13.565cm">
          <text:p/>
        </draw:rect>
        <draw:connector draw:style-name="gr3" draw:text-style-name="P1" draw:layer="layout" draw:type="line" svg:x1="16.774cm" svg:y1="8.964cm" svg:x2="19.983cm" svg:y2="8.964cm" draw:start-shape="id2" draw:start-glue-point="1" draw:end-shape="id3" draw:end-glue-point="3" svg:d="m16774 8964h3209">
          <text:p/>
        </draw:connector>
        <draw:connector draw:style-name="gr3" draw:text-style-name="P1" draw:layer="layout" draw:type="line" svg:x1="19.983cm" svg:y1="10.687cm" svg:x2="16.774cm" svg:y2="10.687cm" draw:start-shape="id4" draw:start-glue-point="3" draw:end-shape="id5" draw:end-glue-point="1" svg:d="m19983 10687h-3209">
          <text:p/>
        </draw:connector>
        <draw:connector draw:style-name="gr3" draw:text-style-name="P1" draw:layer="layout" draw:type="line" svg:x1="15.877cm" svg:y1="11.553cm" svg:x2="15.877cm" svg:y2="13.565cm" draw:start-shape="id5" draw:start-glue-point="2" draw:end-shape="id6" draw:end-glue-point="0" svg:d="m15877 11553v2012">
          <text:p/>
        </draw:connector>
        <draw:connector draw:style-name="gr3" draw:text-style-name="P1" draw:layer="layout" draw:type="line" svg:x1="14.072cm" svg:y1="13.565cm" svg:x2="14.072cm" svg:y2="11.553cm" draw:start-shape="id7" draw:start-glue-point="0" draw:end-shape="id8" draw:end-glue-point="2" svg:d="m14072 13565v-2012">
          <text:p/>
        </draw:connector>
        <draw:connector draw:style-name="gr3" draw:text-style-name="P1" draw:layer="layout" draw:type="line" svg:x1="13.176cm" svg:y1="10.687cm" svg:x2="10.189cm" svg:y2="10.687cm" draw:start-shape="id8" draw:start-glue-point="3" draw:end-shape="id9" draw:end-glue-point="1" svg:d="m13176 10687h-2987">
          <text:p/>
        </draw:connector>
        <draw:connector draw:style-name="gr3" draw:text-style-name="P1" draw:layer="layout" draw:type="line" svg:x1="10.189cm" svg:y1="8.964cm" svg:x2="13.176cm" svg:y2="8.964cm" draw:start-shape="id10" draw:start-glue-point="1" draw:end-shape="id11" draw:end-glue-point="3" svg:d="m10189 8964h2987">
          <text:p/>
        </draw:connector>
        <draw:connector draw:style-name="gr3" draw:text-style-name="P1" draw:layer="layout" draw:type="line" svg:x1="14.072cm" svg:y1="8.098cm" svg:x2="14.072cm" svg:y2="5.031cm" draw:start-shape="id11" draw:start-glue-point="0" draw:end-shape="id12" draw:end-glue-point="2" svg:d="m14072 8098v-3067">
          <text:p/>
        </draw:connector>
        <draw:connector draw:style-name="gr3" draw:text-style-name="P1" draw:layer="layout" draw:type="line" svg:x1="15.877cm" svg:y1="5.031cm" svg:x2="15.877cm" svg:y2="8.098cm" draw:start-shape="id13" draw:start-glue-point="2" draw:end-shape="id2" draw:end-glue-point="0" svg:d="m15877 5031v3067">
          <text:p/>
        </draw:connector>
        <draw:frame draw:style-name="gr4" draw:layer="layout" svg:width="1.028cm" svg:height="0.529cm" svg:x="16.901cm" svg:y="10.93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1.048cm" svg:height="0.529cm" svg:x="16.837cm" svg:y="9.22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1.096cm" svg:height="0.529cm" svg:x="16.072cm" svg:y="11.62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1.163cm" svg:height="0.568cm" svg:x="12.09cm" svg:y="9.23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1.025cm" svg:height="0.529cm" svg:x="12.776cm" svg:y="7.5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1.085cm" svg:height="0.529cm" svg:x="12.746cm" svg:y="11.63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1.189cm" svg:height="0.568cm" svg:x="12.089cm" svg:y="10.97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1.044cm" svg:height="0.529cm" svg:x="16.099cm" svg:y="7.489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layer="layout" svg:width="1.273cm" svg:height="0.568cm" svg:x="10.31cm" svg:y="9.23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rect draw:style-name="gr5" draw:text-style-name="P2" draw:layer="layout" svg:width="1.216cm" svg:height="0.534cm" svg:x="11.139cm" svg:y="10.42cm">
          <text:p/>
        </draw:rect>
        <draw:frame draw:style-name="gr4" draw:layer="layout" svg:width="0.887cm" svg:height="0.559cm" svg:x="11.301cm" svg:y="10.41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rect draw:style-name="gr5" draw:text-style-name="P2" draw:layer="layout" svg:width="1.216cm" svg:height="0.534cm" svg:x="11.139cm" svg:y="8.697cm">
          <text:p/>
        </draw:rect>
        <draw:frame draw:style-name="gr4" draw:layer="layout" svg:width="0.937cm" svg:height="0.559cm" svg:x="11.326cm" svg:y="8.692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layer="layout" svg:width="1.293cm" svg:height="0.568cm" svg:x="10.3cm" svg:y="10.972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rect draw:style-name="gr5" draw:text-style-name="P2" draw:layer="layout" svg:width="0.85cm" svg:height="0.534cm" svg:x="17.957cm" svg:y="8.697cm">
          <text:p/>
        </draw:rect>
        <draw:frame draw:style-name="gr4" draw:layer="layout" svg:width="0.805cm" svg:height="0.536cm" svg:x="17.98cm" svg:y="8.696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layer="layout" svg:width="1.163cm" svg:height="0.529cm" svg:x="18.802cm" svg:y="9.223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rect draw:style-name="gr5" draw:text-style-name="P2" draw:layer="layout" svg:width="0.85cm" svg:height="0.534cm" svg:x="17.957cm" svg:y="10.42cm">
          <text:p/>
        </draw:rect>
        <draw:frame draw:style-name="gr4" draw:layer="layout" svg:width="0.855cm" svg:height="0.536cm" svg:x="17.955cm" svg:y="10.419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layer="layout" svg:width="1.143cm" svg:height="0.529cm" svg:x="18.838cm" svg:y="10.936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rect draw:style-name="gr5" draw:text-style-name="P2" draw:layer="layout" svg:width="0.923cm" svg:height="0.534cm" svg:x="13.611cm" svg:y="6.902cm">
          <text:p/>
        </draw:rect>
        <draw:frame draw:style-name="gr4" draw:layer="layout" svg:width="0.862cm" svg:height="0.536cm" svg:x="13.641cm" svg:y="6.897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rect draw:style-name="gr5" draw:text-style-name="P2" draw:layer="layout" svg:width="0.851cm" svg:height="0.534cm" svg:x="15.452cm" svg:y="6.902cm">
          <text:p/>
        </draw:rect>
        <draw:frame draw:style-name="gr4" draw:layer="layout" svg:width="0.812cm" svg:height="0.536cm" svg:x="15.471cm" svg:y="6.897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4" draw:layer="layout" svg:width="1.202cm" svg:height="0.529cm" svg:x="16.02cm" svg:y="6.317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layer="layout" svg:width="1.184cm" svg:height="0.529cm" svg:x="12.696cm" svg:y="6.316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layer="layout" svg:width="1.199cm" svg:height="0.529cm" svg:x="12.689cm" svg:y="5.175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layer="layout" svg:width="1.218cm" svg:height="0.529cm" svg:x="16.012cm" svg:y="5.161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rect draw:style-name="gr5" draw:text-style-name="P2" draw:layer="layout" svg:width="0.923cm" svg:height="0.534cm" svg:x="13.611cm" svg:y="12.292cm">
          <text:p/>
        </draw:rect>
        <draw:frame draw:style-name="gr4" draw:layer="layout" svg:width="0.891cm" svg:height="0.536cm" svg:x="13.641cm" svg:y="12.291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rect draw:style-name="gr5" draw:text-style-name="P2" draw:layer="layout" svg:width="0.851cm" svg:height="0.534cm" svg:x="15.452cm" svg:y="12.292cm">
          <text:p/>
        </draw:rect>
        <draw:frame draw:style-name="gr4" draw:layer="layout" svg:width="0.841cm" svg:height="0.536cm" svg:x="15.471cm" svg:y="12.291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layer="layout" svg:width="1.194cm" svg:height="0.529cm" svg:x="12.739cm" svg:y="12.9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4" draw:layer="layout" svg:width="1.206cm" svg:height="0.529cm" svg:x="16.018cm" svg:y="12.884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rect draw:style-name="gr6" draw:text-style-name="P1" draw:layer="layout" svg:width="3.601cm" svg:height="3.447cm" svg:x="13.177cm" svg:y="8.106cm">
          <text:p text:style-name="P1">PJ</text:p>
        </draw:rect>
        <draw:rect draw:style-name="gr2" draw:text-style-name="P1" draw:id="id14" draw:layer="layout" svg:width="0.703cm" svg:height="0.879cm" svg:x="19.984cm" svg:y="8.098cm">
          <text:p/>
        </draw:rect>
        <draw:rect draw:style-name="gr2" draw:text-style-name="P1" draw:id="id16" draw:layer="layout" svg:width="0.703cm" svg:height="0.877cm" svg:x="19.984cm" svg:y="10.676cm">
          <text:p/>
        </draw:rect>
        <draw:rect draw:style-name="gr2" draw:text-style-name="P1" draw:id="id4" draw:layer="layout" svg:width="0.703cm" svg:height="1.732cm" svg:x="19.983cm" svg:y="9.821cm">
          <text:p/>
        </draw:rect>
        <draw:rect draw:style-name="gr2" draw:text-style-name="P1" draw:id="id3" draw:layer="layout" svg:width="0.703cm" svg:height="1.732cm" svg:x="19.983cm" svg:y="8.098cm">
          <text:p/>
        </draw:rect>
        <draw:rect draw:style-name="gr6" draw:text-style-name="P1" draw:layer="layout" svg:width="0.703cm" svg:height="3.447cm" svg:x="19.984cm" svg:y="8.098cm">
          <text:p text:style-name="P1">b</text:p>
        </draw:rect>
        <draw:rect draw:style-name="gr6" draw:text-style-name="P1" draw:layer="layout" svg:width="3.618cm" svg:height="0.632cm" svg:x="13.177cm" svg:y="4.399cm">
          <text:p text:style-name="P1">b</text:p>
        </draw:rect>
        <draw:rect draw:style-name="gr6" draw:text-style-name="P1" draw:layer="layout" svg:width="0.703cm" svg:height="3.448cm" svg:x="9.487cm" svg:y="8.105cm">
          <text:p text:style-name="P1">b</text:p>
        </draw:rect>
        <draw:rect draw:style-name="gr6" draw:text-style-name="P1" draw:layer="layout" svg:width="3.602cm" svg:height="0.643cm" svg:x="13.177cm" svg:y="13.566cm">
          <text:p text:style-name="P1">b</text:p>
        </draw:rect>
        <draw:ellipse draw:style-name="gr2" draw:text-style-name="P1" draw:id="id15" draw:layer="layout" svg:width="0.615cm" svg:height="0.566cm" svg:x="21.84cm" svg:y="8.254cm">
          <text:p/>
        </draw:ellipse>
        <draw:connector draw:style-name="gr3" draw:text-style-name="P1" draw:layer="layout" svg:x1="20.687cm" svg:y1="8.537cm" svg:x2="21.84cm" svg:y2="8.537cm" draw:start-shape="id14" draw:start-glue-point="1" draw:end-shape="id15" draw:end-glue-point="3" svg:d="m20687 8537h1153">
          <text:p/>
        </draw:connector>
        <draw:connector draw:style-name="gr7" draw:text-style-name="P1" draw:id="id17" draw:layer="layout" draw:type="line" svg:x1="20.687cm" svg:y1="11.114cm" svg:x2="23.639cm" svg:y2="11.147cm" draw:start-shape="id16" draw:start-glue-point="1" draw:end-shape="id1" draw:end-glue-point="3" svg:d="m20687 11114 2952 33">
          <text:p/>
        </draw:connector>
        <draw:connector draw:style-name="gr3" draw:text-style-name="P1" draw:layer="layout" svg:x1="27.773cm" svg:y1="8.536cm" svg:x2="22.455cm" svg:y2="8.537cm" draw:end-shape="id15" draw:end-glue-point="1" svg:d="m27773 8536h-2409v1h-2909">
          <text:p/>
        </draw:connector>
        <draw:connector draw:style-name="gr8" draw:text-style-name="P1" draw:layer="layout" draw:type="line" svg:x1="22.147cm" svg:y1="8.82cm" svg:x2="22.163cm" svg:y2="11.13cm" draw:start-shape="id15" draw:start-glue-point="2" draw:end-shape="id17" draw:end-glue-point="0" svg:d="m22147 8820 16 2310">
          <text:p/>
        </draw:connector>
        <draw:rect draw:style-name="gr5" draw:text-style-name="P1" draw:layer="layout" svg:width="1.133cm" svg:height="0.879cm" svg:x="21.581cm" svg:y="9.378cm">
          <text:p/>
        </draw:rect>
        <draw:frame draw:style-name="gr4" draw:layer="layout" svg:width="0.774cm" svg:height="0.529cm" svg:x="21.76cm" svg:y="9.561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4" draw:layer="layout" svg:width="1.125cm" svg:height="0.529cm" svg:x="21.521cm" svg:y="11.364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4" draw:layer="layout" svg:width="1.392cm" svg:height="0.529cm" svg:x="20.432cm" svg:y="7.553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4" draw:layer="layout" svg:width="1.126cm" svg:height="0.529cm" svg:x="22.488cm" svg:y="7.588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9" draw:text-style-name="P3" draw:layer="layout" svg:width="0.79cm" svg:height="0.806cm" svg:x="21.303cm" svg:y="7.852cm">
          <draw:text-box>
            <text:p><text:span text:style-name="T1">+</text:span></text:p>
          </draw:text-box>
        </draw:frame>
        <draw:frame draw:style-name="gr10" draw:text-style-name="P3" draw:layer="layout" svg:width="0.79cm" svg:height="0.806cm" svg:x="22.184cm" svg:y="7.869cm">
          <draw:text-box>
            <text:p><text:span text:style-name="T1">+</text:span></text:p>
          </draw:text-box>
        </draw:frame>
        <draw:frame draw:style-name="gr4" draw:layer="layout" svg:width="1.244cm" svg:height="0.529cm" svg:x="20.876cm" svg:y="8.832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rect draw:style-name="gr6" draw:text-style-name="P2" draw:layer="layout" svg:width="1.723cm" svg:height="0.589cm" svg:x="25.193cm" svg:y="8.315cm">
          <text:p text:style-name="P1"><text:span text:style-name="T2">IPES</text:span><text:span text:style-name="T3">1</text:span></text:p>
        </draw:rect>
        <draw:rect draw:style-name="gr6" draw:text-style-name="P2" draw:layer="layout" svg:width="1.701cm" svg:height="0.752cm" svg:x="25.585cm" svg:y="10.762cm">
          <text:p text:style-name="P1"><text:span text:style-name="T2">ZOH</text:span><text:span text:style-name="T3">1</text:span></text:p>
        </draw:rect>
        <draw:frame draw:style-name="gr4" draw:layer="layout" svg:width="1.15cm" svg:height="0.529cm" svg:x="26.769cm" svg:y="7.856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4" draw:layer="layout" svg:width="1.142cm" svg:height="0.529cm" svg:x="26.768cm" svg:y="11.523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ellipse draw:style-name="gr2" draw:text-style-name="P1" draw:id="id19" draw:layer="layout" svg:width="0.615cm" svg:height="0.566cm" svg:x="16.024cm" svg:y="15.061cm">
          <text:p/>
        </draw:ellipse>
        <draw:connector draw:style-name="gr3" draw:text-style-name="P1" draw:layer="layout" svg:x1="16.331cm" svg:y1="14.209cm" svg:x2="16.331cm" svg:y2="15.061cm" draw:start-shape="id18" draw:end-shape="id19" draw:end-glue-point="0" svg:d="m16331 14209v852">
          <text:p/>
        </draw:connector>
        <draw:connector draw:style-name="gr7" draw:text-style-name="P1" draw:layer="layout" draw:type="line" svg:x1="13.62cm" svg:y1="14.209cm" svg:x2="13.611cm" svg:y2="16.476cm" svg:d="m13620 14209-9 2267">
          <text:p/>
        </draw:connector>
        <draw:connector draw:style-name="gr3" draw:text-style-name="P1" draw:layer="layout" svg:x1="16.33cm" svg:y1="18.032cm" svg:x2="16.331cm" svg:y2="15.627cm" draw:start-shape="id20" draw:start-glue-point="0" draw:end-shape="id19" draw:end-glue-point="2" svg:d="m16330 18032v-1212h1v-1193">
          <text:p/>
        </draw:connector>
        <draw:connector draw:style-name="gr8" draw:text-style-name="P1" draw:layer="layout" draw:type="line" svg:x1="16.024cm" svg:y1="15.344cm" svg:x2="13.619cm" svg:y2="15.343cm" draw:start-shape="id19" draw:start-glue-point="3" svg:d="m16024 15344-2405-1">
          <text:p/>
        </draw:connector>
        <draw:rect draw:style-name="gr5" draw:text-style-name="P1" draw:layer="layout" svg:width="0.807cm" svg:height="0.879cm" svg:x="14.053cm" svg:y="14.905cm">
          <text:p/>
        </draw:rect>
        <draw:frame draw:style-name="gr4" draw:layer="layout" svg:width="0.833cm" svg:height="0.529cm" svg:x="14.04cm" svg:y="15.08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4" draw:layer="layout" svg:width="1.189cm" svg:height="0.529cm" svg:x="12.15cm" svg:y="15.093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4" draw:layer="layout" svg:width="1.19cm" svg:height="0.529cm" svg:x="16.484cm" svg:y="16.194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10" draw:text-style-name="P3" draw:layer="layout" svg:width="0.79cm" svg:height="0.806cm" svg:x="16.395cm" svg:y="14.671cm">
          <draw:text-box>
            <text:p><text:span text:style-name="T1">+</text:span></text:p>
          </draw:text-box>
        </draw:frame>
        <draw:frame draw:style-name="gr11" draw:text-style-name="P3" draw:layer="layout" svg:width="0.812cm" svg:height="0.806cm" svg:x="16.384cm" svg:y="15.299cm">
          <draw:text-box>
            <text:p><text:span text:style-name="T1">+</text:span></text:p>
          </draw:text-box>
        </draw:frame>
        <draw:frame draw:style-name="gr4" draw:layer="layout" svg:width="1.308cm" svg:height="0.529cm" svg:x="14.871cm" svg:y="14.782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connector draw:style-name="gr8" draw:text-style-name="P1" draw:layer="layout" svg:x1="16.334cm" svg:y1="19.212cm" svg:x2="16.33cm" svg:y2="18.623cm" draw:end-shape="id20" draw:end-glue-point="2" svg:d="m16334 19212v-34h-4v-555">
          <text:p/>
        </draw:connector>
        <draw:frame draw:style-name="gr4" draw:layer="layout" svg:width="1.213cm" svg:height="0.529cm" svg:x="16.505cm" svg:y="18.652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" draw:layer="layout" svg:width="1.206cm" svg:height="0.529cm" svg:x="12.142cm" svg:y="18.602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4" draw:layer="layout" svg:width="1.452cm" svg:height="0.529cm" svg:x="16.401cm" svg:y="14.289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ellipse draw:style-name="gr2" draw:text-style-name="P1" draw:id="id21" draw:layer="layout" svg:width="0.615cm" svg:height="0.566cm" svg:x="6.935cm" svg:y="10.834cm">
          <text:p/>
        </draw:ellipse>
        <draw:connector draw:style-name="gr3" draw:text-style-name="P1" draw:layer="layout" svg:x1="5.096cm" svg:y1="11.123cm" svg:x2="6.935cm" svg:y2="11.117cm" draw:end-shape="id21" draw:end-glue-point="3" svg:d="m5096 11123h670v-6h1169">
          <text:p/>
        </draw:connector>
        <draw:connector draw:style-name="gr7" draw:text-style-name="P1" draw:id="id24" draw:layer="layout" draw:type="line" svg:x1="5.033cm" svg:y1="8.528cm" svg:x2="9.487cm" svg:y2="8.528cm" draw:end-shape="id22" draw:end-glue-point="3" svg:d="m5033 8528h4454">
          <text:p/>
        </draw:connector>
        <draw:connector draw:style-name="gr3" draw:text-style-name="P1" draw:layer="layout" svg:x1="9.487cm" svg:y1="11.117cm" svg:x2="7.55cm" svg:y2="11.117cm" draw:start-shape="id23" draw:start-glue-point="3" draw:end-shape="id21" draw:end-glue-point="1" svg:d="m9487 11117h-1937">
          <text:p/>
        </draw:connector>
        <draw:connector draw:style-name="gr8" draw:text-style-name="P1" draw:layer="layout" draw:type="line" svg:x1="7.242cm" svg:y1="10.834cm" svg:x2="7.26cm" svg:y2="8.528cm" draw:start-shape="id21" draw:start-glue-point="0" draw:end-shape="id24" draw:end-glue-point="0" svg:d="m7242 10834 18-2306">
          <text:p/>
        </draw:connector>
        <draw:rect draw:style-name="gr5" draw:text-style-name="P1" draw:layer="layout" svg:width="1.312cm" svg:height="0.879cm" svg:x="6.557cm" svg:y="9.277cm">
          <text:p/>
        </draw:rect>
        <draw:frame draw:style-name="gr4" draw:layer="layout" svg:width="0.909cm" svg:height="0.568cm" svg:x="6.834cm" svg:y="9.46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" draw:layer="layout" svg:width="1.527cm" svg:height="0.568cm" svg:x="8.017cm" svg:y="11.597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4" draw:layer="layout" svg:width="1.264cm" svg:height="0.568cm" svg:x="6.738cm" svg:y="7.79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10" draw:text-style-name="P3" draw:layer="layout" svg:width="0.79cm" svg:height="0.806cm" svg:x="6.398cm" svg:y="11.035cm">
          <draw:text-box>
            <text:p><text:span text:style-name="T1">+</text:span></text:p>
          </draw:text-box>
        </draw:frame>
        <draw:frame draw:style-name="gr10" draw:text-style-name="P3" draw:layer="layout" svg:width="0.79cm" svg:height="0.806cm" svg:x="7.418cm" svg:y="10.984cm">
          <draw:text-box>
            <text:p><text:span text:style-name="T1">+</text:span></text:p>
          </draw:text-box>
        </draw:frame>
        <draw:frame draw:style-name="gr4" draw:layer="layout" svg:width="1.265cm" svg:height="0.568cm" svg:x="5.274cm" svg:y="11.566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ellipse draw:style-name="gr2" draw:text-style-name="P1" draw:id="id25" draw:layer="layout" svg:width="0.615cm" svg:height="0.566cm" svg:x="13.319cm" svg:y="2.789cm">
          <text:p/>
        </draw:ellipse>
        <draw:connector draw:style-name="gr3" draw:text-style-name="P1" draw:layer="layout" svg:x1="13.626cm" svg:y1="1.68cm" svg:x2="13.626cm" svg:y2="2.789cm" draw:end-shape="id25" draw:end-glue-point="0" svg:d="m13626 1680v1109">
          <text:p/>
        </draw:connector>
        <draw:connector draw:style-name="gr7" draw:text-style-name="P1" draw:layer="layout" draw:type="line" svg:x1="16.33cm" svg:y1="1.71cm" svg:x2="16.331cm" svg:y2="4.399cm" draw:end-shape="id26" draw:end-glue-point="0" svg:d="m16330 1710 1 2689">
          <text:p/>
        </draw:connector>
        <draw:connector draw:style-name="gr3" draw:text-style-name="P1" draw:layer="layout" svg:x1="13.623cm" svg:y1="4.399cm" svg:x2="13.626cm" svg:y2="3.355cm" draw:start-shape="id27" draw:start-glue-point="0" draw:end-shape="id25" draw:end-glue-point="2" svg:d="m13623 4399v-522h3v-522">
          <text:p/>
        </draw:connector>
        <draw:connector draw:style-name="gr8" draw:text-style-name="P1" draw:layer="layout" draw:type="line" svg:x1="13.934cm" svg:y1="3.072cm" svg:x2="16.33cm" svg:y2="3.063cm" draw:start-shape="id25" draw:start-glue-point="1" svg:d="m13934 3072 2396-9">
          <text:p/>
        </draw:connector>
        <draw:rect draw:style-name="gr5" draw:text-style-name="P1" draw:layer="layout" svg:width="0.807cm" svg:height="0.879cm" svg:x="15.132cm" svg:y="2.633cm">
          <text:p/>
        </draw:rect>
        <draw:frame draw:style-name="gr4" draw:layer="layout" svg:width="0.833cm" svg:height="0.529cm" svg:x="15.119cm" svg:y="2.808cm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4" draw:layer="layout" svg:width="1.202cm" svg:height="0.529cm" svg:x="13.91cm" svg:y="2.469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4" draw:layer="layout" svg:width="1.203cm" svg:height="0.529cm" svg:x="12.339cm" svg:y="1.821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10" draw:text-style-name="P3" draw:layer="layout" svg:width="0.79cm" svg:height="0.806cm" svg:x="12.825cm" svg:y="2.235cm">
          <draw:text-box>
            <text:p><text:span text:style-name="T1">+</text:span></text:p>
          </draw:text-box>
        </draw:frame>
        <draw:frame draw:style-name="gr10" draw:text-style-name="P3" draw:layer="layout" svg:width="0.667cm" svg:height="0.806cm" svg:x="12.892cm" svg:y="3.069cm">
          <draw:text-box>
            <text:p><text:span text:style-name="T1">-</text:span></text:p>
          </draw:text-box>
        </draw:frame>
        <draw:frame draw:style-name="gr4" draw:layer="layout" svg:width="1.321cm" svg:height="0.529cm" svg:x="16.408cm" svg:y="2.145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4" draw:layer="layout" svg:width="1.278cm" svg:height="0.529cm" svg:x="12.275cm" svg:y="3.741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4" draw:layer="layout" svg:width="1.383cm" svg:height="0.568cm" svg:x="5.87cm" svg:y="10.257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rect draw:style-name="gr6" draw:text-style-name="P2" draw:id="id20" draw:layer="layout" svg:width="1.725cm" svg:height="0.591cm" svg:x="15.468cm" svg:y="18.032cm">
          <text:p text:style-name="P1"><text:span text:style-name="T2">IPES</text:span><text:span text:style-name="T3">m</text:span></text:p>
        </draw:rect>
        <draw:rect draw:style-name="gr6" draw:text-style-name="P2" draw:layer="layout" svg:width="1.103cm" svg:height="0.534cm" svg:x="15.406cm" svg:y="5.746cm">
          <text:p text:style-name="P1"><text:span text:style-name="T2">PS</text:span><text:span text:style-name="T3">n</text:span></text:p>
        </draw:rect>
        <draw:rect draw:style-name="gr6" draw:text-style-name="P2" draw:layer="layout" svg:width="1.073cm" svg:height="0.534cm" svg:x="13.494cm" svg:y="5.745cm">
          <text:p text:style-name="P1"><text:span text:style-name="T2">PH</text:span><text:span text:style-name="T3">n</text:span></text:p>
        </draw:rect>
        <draw:rect draw:style-name="gr6" draw:text-style-name="P2" draw:layer="layout" svg:width="1.18cm" svg:height="0.885cm" svg:x="15.74cm" svg:y="16.822cm">
          <text:p text:style-name="P1"><text:span text:style-name="T2">-k</text:span><text:span text:style-name="T4">sm</text:span></text:p>
        </draw:rect>
        <draw:rect draw:style-name="gr6" draw:text-style-name="P2" draw:layer="layout" svg:width="1.18cm" svg:height="0.915cm" svg:x="23.374cm" svg:y="8.152cm">
          <text:p text:style-name="P1"><text:span text:style-name="T2">-k</text:span><text:span text:style-name="T4">s1</text:span></text:p>
        </draw:rect>
        <draw:frame draw:style-name="gr4" draw:layer="layout" svg:width="1.257cm" svg:height="0.529cm" svg:x="24.527cm" svg:y="7.709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4" draw:layer="layout" svg:width="1.315cm" svg:height="0.529cm" svg:x="24.792cm" svg:y="11.523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4" draw:layer="layout" svg:width="1.317cm" svg:height="0.529cm" svg:x="17.007cm" svg:y="17.474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4" draw:layer="layout" svg:width="1.374cm" svg:height="0.529cm" svg:x="12.058cm" svg:y="17.431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g>
          <draw:rect draw:style-name="gr12" draw:text-style-name="P1" draw:layer="layout" svg:width="8.024cm" svg:height="5.339cm" svg:x="19.814cm" svg:y="13.852cm">
            <text:p/>
          </draw:rect>
          <draw:connector draw:style-name="gr13" draw:text-style-name="P1" draw:layer="layout" svg:x1="26.47cm" svg:y1="16.84cm" svg:x2="21.152cm" svg:y2="16.841cm" svg:d="m26470 16840h-2659v1h-2659">
            <text:p/>
          </draw:connector>
          <draw:connector draw:style-name="gr3" draw:text-style-name="P1" draw:layer="layout" svg:x1="26.352cm" svg:y1="15.343cm" svg:x2="21.034cm" svg:y2="15.344cm" svg:d="m26352 15343h-2409v1h-2909">
            <text:p/>
          </draw:connector>
          <draw:rect draw:style-name="gr6" draw:text-style-name="P2" draw:layer="layout" svg:width="1.723cm" svg:height="0.589cm" svg:x="22.925cm" svg:y="15.049cm">
            <text:p text:style-name="P1"><text:span text:style-name="T2">IPES</text:span><text:span text:style-name="T3">j</text:span></text:p>
          </draw:rect>
          <draw:rect draw:style-name="gr6" draw:text-style-name="P2" draw:layer="layout" svg:width="1.701cm" svg:height="0.752cm" svg:x="22.936cm" svg:y="16.464cm">
            <text:p text:style-name="P1"><text:span text:style-name="T2">ZOH</text:span><text:span text:style-name="T3">j</text:span></text:p>
          </draw:rect>
          <draw:frame draw:style-name="gr4" draw:layer="layout" svg:width="1.11cm" svg:height="0.529cm" svg:x="25.035cm" svg:y="14.709cm">
            <draw:object xlink:href="./Object 57" xlink:type="simple" xlink:show="embed" xlink:actuate="onLoad"/>
            <draw:image xlink:href="./ObjectReplacements/Object 57" xlink:type="simple" xlink:show="embed" xlink:actuate="onLoad"/>
          </draw:frame>
          <draw:frame draw:style-name="gr4" draw:layer="layout" svg:width="1.104cm" svg:height="0.529cm" svg:x="25.009cm" svg:y="16.203cm">
            <draw:object xlink:href="./Object 58" xlink:type="simple" xlink:show="embed" xlink:actuate="onLoad"/>
            <draw:image xlink:href="./ObjectReplacements/Object 58" xlink:type="simple" xlink:show="embed" xlink:actuate="onLoad"/>
          </draw:frame>
          <draw:frame draw:style-name="gr4" draw:layer="layout" svg:width="1.214cm" svg:height="0.529cm" svg:x="21.44cm" svg:y="14.738cm">
            <draw:object xlink:href="./Object 59" xlink:type="simple" xlink:show="embed" xlink:actuate="onLoad"/>
            <draw:image xlink:href="./ObjectReplacements/Object 59" xlink:type="simple" xlink:show="embed" xlink:actuate="onLoad"/>
          </draw:frame>
          <draw:frame draw:style-name="gr4" draw:layer="layout" svg:width="1.272cm" svg:height="0.529cm" svg:x="21.323cm" svg:y="16.213cm">
            <draw:object xlink:href="./Object 60" xlink:type="simple" xlink:show="embed" xlink:actuate="onLoad"/>
            <draw:image xlink:href="./ObjectReplacements/Object 60" xlink:type="simple" xlink:show="embed" xlink:actuate="onLoad"/>
          </draw:frame>
          <draw:rect draw:style-name="gr14" draw:text-style-name="P1" draw:layer="layout" svg:width="2.271cm" svg:height="2.714cm" svg:x="22.674cm" svg:y="14.736cm">
            <text:p/>
          </draw:rect>
          <draw:rect draw:style-name="gr15" draw:text-style-name="P2" draw:layer="layout" svg:width="2.212cm" svg:height="0.689cm" svg:x="22.704cm" svg:y="14.047cm">
            <text:p text:style-name="P1"><text:span text:style-name="T2">IPESH</text:span></text:p>
          </draw:rect>
          <draw:rect draw:style-name="gr16" draw:text-style-name="P2" draw:layer="layout" svg:width="7.67cm" svg:height="1.298cm" svg:x="19.989cm" svg:y="17.716cm">
            <text:p text:style-name="P1"><text:span text:style-name="T2">Inner-product equivalent </text:span></text:p>
            <text:p text:style-name="P1"><text:span text:style-name="T2">sample and hold</text:span></text:p>
          </draw:rect>
        </draw:g>
        <draw:g>
          <draw:rect draw:style-name="gr12" draw:text-style-name="P1" draw:layer="layout" svg:width="8.024cm" svg:height="5.339cm" svg:x="19.814cm" svg:y="1.642cm">
            <text:p/>
          </draw:rect>
          <draw:connector draw:style-name="gr17" draw:text-style-name="P1" draw:layer="layout" svg:x1="26.47cm" svg:y1="4.632cm" svg:x2="21.152cm" svg:y2="4.633cm" svg:d="m26470 4632h-2659v1h-2659">
            <text:p/>
          </draw:connector>
          <draw:connector draw:style-name="gr13" draw:text-style-name="P1" draw:layer="layout" svg:x1="26.352cm" svg:y1="3.135cm" svg:x2="21.034cm" svg:y2="3.136cm" svg:d="m26352 3135h-2659v1h-2659">
            <text:p/>
          </draw:connector>
          <draw:rect draw:style-name="gr6" draw:text-style-name="P2" draw:layer="layout" svg:width="1.723cm" svg:height="0.589cm" svg:x="22.925cm" svg:y="2.841cm">
            <text:p text:style-name="P1"><text:span text:style-name="T2">PS</text:span><text:span text:style-name="T3">n</text:span></text:p>
          </draw:rect>
          <draw:rect draw:style-name="gr6" draw:text-style-name="P2" draw:layer="layout" svg:width="1.701cm" svg:height="0.752cm" svg:x="22.936cm" svg:y="4.256cm">
            <text:p text:style-name="P1"><text:span text:style-name="T2">PH</text:span><text:span text:style-name="T3">n</text:span></text:p>
          </draw:rect>
          <draw:frame draw:style-name="gr4" draw:layer="layout" svg:width="1.235cm" svg:height="0.529cm" svg:x="25.035cm" svg:y="2.501cm">
            <draw:object xlink:href="./Object 61" xlink:type="simple" xlink:show="embed" xlink:actuate="onLoad"/>
            <draw:image xlink:href="./ObjectReplacements/Object 61" xlink:type="simple" xlink:show="embed" xlink:actuate="onLoad"/>
          </draw:frame>
          <draw:frame draw:style-name="gr4" draw:layer="layout" svg:width="1.211cm" svg:height="0.529cm" svg:x="25.009cm" svg:y="3.995cm">
            <draw:object xlink:href="./Object 62" xlink:type="simple" xlink:show="embed" xlink:actuate="onLoad"/>
            <draw:image xlink:href="./ObjectReplacements/Object 62" xlink:type="simple" xlink:show="embed" xlink:actuate="onLoad"/>
          </draw:frame>
          <draw:frame draw:style-name="gr4" draw:layer="layout" svg:width="1.251cm" svg:height="0.529cm" svg:x="21.44cm" svg:y="2.53cm">
            <draw:object xlink:href="./Object 63" xlink:type="simple" xlink:show="embed" xlink:actuate="onLoad"/>
            <draw:image xlink:href="./ObjectReplacements/Object 63" xlink:type="simple" xlink:show="embed" xlink:actuate="onLoad"/>
          </draw:frame>
          <draw:frame draw:style-name="gr4" draw:layer="layout" svg:width="1.228cm" svg:height="0.529cm" svg:x="21.323cm" svg:y="4.005cm">
            <draw:object xlink:href="./Object 64" xlink:type="simple" xlink:show="embed" xlink:actuate="onLoad"/>
            <draw:image xlink:href="./ObjectReplacements/Object 64" xlink:type="simple" xlink:show="embed" xlink:actuate="onLoad"/>
          </draw:frame>
          <draw:rect draw:style-name="gr14" draw:text-style-name="P1" draw:layer="layout" svg:width="2.271cm" svg:height="2.714cm" svg:x="22.674cm" svg:y="2.528cm">
            <text:p/>
          </draw:rect>
          <draw:rect draw:style-name="gr15" draw:text-style-name="P2" draw:layer="layout" svg:width="2.212cm" svg:height="0.689cm" svg:x="22.704cm" svg:y="1.839cm">
            <text:p text:style-name="P1"><text:span text:style-name="T2">PS/PH</text:span></text:p>
          </draw:rect>
          <draw:rect draw:style-name="gr16" draw:text-style-name="P2" draw:layer="layout" svg:width="7.67cm" svg:height="1.298cm" svg:x="19.989cm" svg:y="5.508cm">
            <text:p text:style-name="P1"><text:span text:style-name="T2">Passive sampler and</text:span></text:p>
            <text:p text:style-name="P1"><text:span text:style-name="T2">Passive hold</text:span></text:p>
          </draw:rect>
        </draw:g>
        <draw:rect draw:style-name="gr6" draw:text-style-name="P2" draw:id="id1" draw:layer="layout" svg:width="1.18cm" svg:height="0.915cm" svg:x="23.639cm" svg:y="10.69cm">
          <text:p text:style-name="P1"><text:span text:style-name="T2">-k</text:span><text:span text:style-name="T4">s1</text:span></text:p>
        </draw:rect>
        <draw:rect draw:style-name="gr6" draw:text-style-name="P2" draw:id="id28" draw:layer="layout" svg:width="1.18cm" svg:height="0.885cm" svg:x="13.025cm" svg:y="16.469cm">
          <text:p text:style-name="P1"><text:span text:style-name="T2">-k</text:span><text:span text:style-name="T4">sm</text:span></text:p>
        </draw:rect>
        <draw:connector draw:style-name="gr1" draw:text-style-name="P1" draw:layer="layout" draw:type="line" svg:x1="13.615cm" svg:y1="17.354cm" svg:x2="13.612cm" svg:y2="19.271cm" draw:start-shape="id28" draw:start-glue-point="2" svg:d="m13615 17354-3 1917">
          <text:p/>
        </draw:connector>
        <draw:rect draw:style-name="gr6" draw:text-style-name="P2" draw:layer="layout" svg:width="1.608cm" svg:height="0.534cm" svg:x="12.811cm" svg:y="18.046cm">
          <text:p text:style-name="P1"><text:span text:style-name="T2">ZOH</text:span><text:span text:style-name="T3">m</text:span></text:p>
        </draw:rect>
        <draw:rect draw:style-name="gr18" draw:text-style-name="P1" draw:layer="layout" svg:width="22.898cm" svg:height="17.647cm" svg:x="5.003cm" svg:y="1.616cm">
          <text:p/>
        </draw:rect>
      </draw:page>
      <draw:page draw:name="page2" draw:style-name="dp1" draw:master-page-name="Default">
        <office:forms form:automatic-focus="false" form:apply-design-mode="false"/>
        <draw:line draw:style-name="gr3" draw:text-style-name="P1" draw:layer="layout" svg:x1="13.93cm" svg:y1="10.656cm" svg:x2="9.974cm" svg:y2="10.656cm">
          <text:p/>
        </draw:line>
        <draw:line draw:style-name="gr3" draw:text-style-name="P1" draw:layer="layout" svg:x1="9.974cm" svg:y1="8.961cm" svg:x2="13.93cm" svg:y2="8.961cm">
          <text:p/>
        </draw:line>
        <draw:frame draw:style-name="gr4" draw:layer="layout" svg:width="1.058cm" svg:height="0.529cm" svg:x="12.55cm" svg:y="8.99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layer="layout" svg:width="0.919cm" svg:height="0.487cm" svg:x="12.62cm" svg:y="10.86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layer="layout" svg:width="0.895cm" svg:height="0.487cm" svg:x="10.029cm" svg:y="9.016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rect draw:style-name="gr5" draw:text-style-name="P2" draw:layer="layout" svg:width="1.216cm" svg:height="0.534cm" svg:x="11.139cm" svg:y="10.417cm">
          <text:p/>
        </draw:rect>
        <draw:frame draw:style-name="gr4" draw:layer="layout" svg:width="0.845cm" svg:height="0.536cm" svg:x="11.301cm" svg:y="10.416cm"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rect draw:style-name="gr5" draw:text-style-name="P2" draw:layer="layout" svg:width="1.216cm" svg:height="0.534cm" svg:x="11.139cm" svg:y="8.694cm">
          <text:p/>
        </draw:rect>
        <draw:frame draw:style-name="gr4" draw:layer="layout" svg:width="0.839cm" svg:height="0.536cm" svg:x="11.326cm" svg:y="8.693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4" draw:layer="layout" svg:width="1.08cm" svg:height="0.529cm" svg:x="9.936cm" svg:y="10.844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rect draw:style-name="gr19" draw:text-style-name="P1" draw:layer="layout" svg:width="1.471cm" svg:height="2.699cm" svg:x="11.038cm" svg:y="8.431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Nicholas Kottenstette</meta:initial-creator>
    <meta:creation-date>2008-10-27T14:37:22</meta:creation-date>
    <dc:date>2009-06-10T14:22:48</dc:date>
    <dc:creator>Nicholas Kottenstette</dc:creator>
    <meta:editing-duration>PT399H23M08S</meta:editing-duration>
    <meta:editing-cycles>76</meta:editing-cycles>
    <meta:generator>OpenOffice.org/3.0$Unix OpenOffice.org_project/300m15$Build-9379</meta:generator>
    <meta:printed-by>Nicholas Kottenstette</meta:printed-by>
    <meta:print-date>2009-05-20T15:17:59</meta:print-date>
    <meta:document-statistic meta:object-count="17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v</math:mi>
        <math:mn>1</math:mn>
      </math:msub>
      <math:mrow>
        <math:mo math:stretchy="false">(</math:mo>
        <math:mi>i</math:mi>
        <math:mo math:stretchy="false">)</math:mo>
      </math:mrow>
    </math:mrow>
    <math:annotation math:encoding="StarMath 5.0">v_1(i)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u</math:mi>
      <math:mrow>
        <math:mo math:stretchy="false">(</math:mo>
        <math:mi>i</math:mi>
        <math:mo math:stretchy="false">)</math:mo>
      </math:mrow>
    </math:mrow>
    <math:annotation math:encoding="StarMath 5.0">u(i)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sub>
        <math:mi>v</math:mi>
        <math:msub>
          <math:mi math:fontstyle="italic">cm</math:mi>
          <math:mi>c</math:mi>
        </math:msub>
      </math:msub>
      <math:mrow>
        <math:mo math:stretchy="false">(</math:mo>
        <math:mi>i</math:mi>
        <math:mo math:stretchy="false">)</math:mo>
      </math:mrow>
    </math:mrow>
    <math:annotation math:encoding="StarMath 5.0">v_{cm_c}(i)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up>
      <math:mi>z</math:mi>
      <math:mrow>
        <math:mo math:stretchy="false">−</math:mo>
        <math:msub>
          <math:mi>c</math:mi>
          <math:msub>
            <math:mi>m</math:mi>
            <math:mi>c</math:mi>
          </math:msub>
        </math:msub>
      </math:mrow>
    </math:msup>
    <math:annotation math:encoding="StarMath 5.0">z^{-c_{m_c}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sup>
      <math:mi>z</math:mi>
      <math:mrow>
        <math:mo math:stretchy="false">−</math:mo>
        <math:msub>
          <math:mi>p</math:mi>
          <math:msub>
            <math:mi>m</math:mi>
            <math:mi>c</math:mi>
          </math:msub>
        </math:msub>
      </math:mrow>
    </math:msup>
    <math:annotation math:encoding="StarMath 5.0">z^{-p_{m_c}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ub>
        <math:mi>u</math:mi>
        <math:msub>
          <math:mi math:fontstyle="italic">cm</math:mi>
          <math:mi>c</math:mi>
        </math:msub>
      </math:msub>
      <math:mrow>
        <math:mo math:stretchy="false">(</math:mo>
        <math:mi>i</math:mi>
        <math:mo math:stretchy="false">)</math:mo>
      </math:mrow>
    </math:mrow>
    <math:annotation math:encoding="StarMath 5.0">u_{cm_c}(i)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up>
      <math:mi>z</math:mi>
      <math:mrow>
        <math:mo math:stretchy="false">−</math:mo>
        <math:msub>
          <math:mi>c</math:mi>
          <math:mn>1</math:mn>
        </math:msub>
      </math:mrow>
    </math:msup>
    <math:annotation math:encoding="StarMath 5.0">z^{-c_1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sub>
        <math:mi>u</math:mi>
        <math:mi math:fontstyle="italic">c1</math:mi>
      </math:msub>
      <math:mrow>
        <math:mo math:stretchy="false">(</math:mo>
        <math:mi>i</math:mi>
        <math:mo math:stretchy="false">)</math:mo>
      </math:mrow>
    </math:mrow>
    <math:annotation math:encoding="StarMath 5.0">u_{c1}(i)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sup>
      <math:mi>z</math:mi>
      <math:mrow>
        <math:mo math:stretchy="false">−</math:mo>
        <math:msub>
          <math:mi>p</math:mi>
          <math:mn>1</math:mn>
        </math:msub>
      </math:mrow>
    </math:msup>
    <math:annotation math:encoding="StarMath 5.0">z^{-p_1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sub>
        <math:mi>v</math:mi>
        <math:mi math:fontstyle="italic">c1</math:mi>
      </math:msub>
      <math:mrow>
        <math:mo math:stretchy="false">(</math:mo>
        <math:mi>i</math:mi>
        <math:mo math:stretchy="false">)</math:mo>
      </math:mrow>
    </math:mrow>
    <math:annotation math:encoding="StarMath 5.0">v_{c1}(i)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sup>
      <math:mi>z</math:mi>
      <math:mrow>
        <math:mo math:stretchy="false">−</math:mo>
        <math:msub>
          <math:mi>p</math:mi>
          <math:mi>n</math:mi>
        </math:msub>
      </math:mrow>
    </math:msup>
    <math:annotation math:encoding="StarMath 5.0">z^{-p_n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u</math:mi>
        <math:mn>1</math:mn>
      </math:msub>
      <math:mrow>
        <math:mo math:stretchy="false">(</math:mo>
        <math:mi>i</math:mi>
        <math:mo math:stretchy="false">)</math:mo>
      </math:mrow>
    </math:mrow>
    <math:annotation math:encoding="StarMath 5.0">u_1(i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sup>
      <math:mi>z</math:mi>
      <math:mrow>
        <math:mo math:stretchy="false">−</math:mo>
        <math:msub>
          <math:mi>c</math:mi>
          <math:mi>n</math:mi>
        </math:msub>
      </math:mrow>
    </math:msup>
    <math:annotation math:encoding="StarMath 5.0">z^{-c_n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sub>
        <math:mi>u</math:mi>
        <math:mi math:fontstyle="italic">pn</math:mi>
      </math:msub>
      <math:mrow>
        <math:mo math:stretchy="false">(</math:mo>
        <math:mi>i</math:mi>
        <math:mo math:stretchy="false">)</math:mo>
      </math:mrow>
    </math:mrow>
    <math:annotation math:encoding="StarMath 5.0">u_{pn}(i)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sub>
        <math:mi>v</math:mi>
        <math:mi math:fontstyle="italic">pn</math:mi>
      </math:msub>
      <math:mrow>
        <math:mo math:stretchy="false">(</math:mo>
        <math:mi>i</math:mi>
        <math:mo math:stretchy="false">)</math:mo>
      </math:mrow>
    </math:mrow>
    <math:annotation math:encoding="StarMath 5.0">v_{pn}(i)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sub>
        <math:mi>v</math:mi>
        <math:mi math:fontstyle="italic">pn</math:mi>
      </math:msub>
      <math:mrow>
        <math:mo math:stretchy="false">(</math:mo>
        <math:mi>t</math:mi>
        <math:mo math:stretchy="false">)</math:mo>
      </math:mrow>
    </math:mrow>
    <math:annotation math:encoding="StarMath 5.0">v_{pn}(t)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sub>
        <math:mi>u</math:mi>
        <math:mi math:fontstyle="italic">pn</math:mi>
      </math:msub>
      <math:mrow>
        <math:mo math:stretchy="false">(</math:mo>
        <math:mi>t</math:mi>
        <math:mo math:stretchy="false">)</math:mo>
      </math:mrow>
    </math:mrow>
    <math:annotation math:encoding="StarMath 5.0">u_{pn}(t)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sup>
      <math:mi>z</math:mi>
      <math:mrow>
        <math:mo math:stretchy="false">−</math:mo>
        <math:msub>
          <math:mi>p</math:mi>
          <math:mi>m</math:mi>
        </math:msub>
      </math:mrow>
    </math:msup>
    <math:annotation math:encoding="StarMath 5.0">z^{-p_m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sup>
      <math:mi>z</math:mi>
      <math:mrow>
        <math:mo math:stretchy="false">−</math:mo>
        <math:msub>
          <math:mi>c</math:mi>
          <math:mi>m</math:mi>
        </math:msub>
      </math:mrow>
    </math:msup>
    <math:annotation math:encoding="StarMath 5.0">z^{-c_m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sub>
        <math:mi>v</math:mi>
        <math:mi math:fontstyle="italic">cm</math:mi>
      </math:msub>
      <math:mrow>
        <math:mo math:stretchy="false">(</math:mo>
        <math:mi>i</math:mi>
        <math:mo math:stretchy="false">)</math:mo>
      </math:mrow>
    </math:mrow>
    <math:annotation math:encoding="StarMath 5.0">v_{cm}(i)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sub>
        <math:mi>u</math:mi>
        <math:mi math:fontstyle="italic">cm</math:mi>
      </math:msub>
      <math:mrow>
        <math:mo math:stretchy="false">(</math:mo>
        <math:mi>i</math:mi>
        <math:mo math:stretchy="false">)</math:mo>
      </math:mrow>
    </math:mrow>
    <math:annotation math:encoding="StarMath 5.0">u_{cm}(i)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sub>
      <math:mi>G</math:mi>
      <math:mi math:fontstyle="italic">c1</math:mi>
    </math:msub>
    <math:annotation math:encoding="StarMath 5.0">G_{c1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u</math:mi>
        <math:mi>m</math:mi>
      </math:msub>
      <math:mrow>
        <math:mo math:stretchy="false">(</math:mo>
        <math:mi>i</math:mi>
        <math:mo math:stretchy="false">)</math:mo>
      </math:mrow>
    </math:mrow>
    <math:annotation math:encoding="StarMath 5.0">u_m(i)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sub>
        <math:mi>e</math:mi>
        <math:mi math:fontstyle="italic">c1</math:mi>
      </math:msub>
      <math:mrow>
        <math:mo math:stretchy="false">(</math:mo>
        <math:mi>i</math:mi>
        <math:mo math:stretchy="false">)</math:mo>
      </math:mrow>
    </math:mrow>
    <math:annotation math:encoding="StarMath 5.0">e_{c1}(i)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i math:fontstyle="italic">dp1</math:mi>
      </math:msub>
      <math:mrow>
        <math:mo math:stretchy="false">(</math:mo>
        <math:mi>i</math:mi>
        <math:mo math:stretchy="false">)</math:mo>
      </math:mrow>
    </math:mrow>
    <math:annotation math:encoding="StarMath 5.0">f_{dp1}(i)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sub>
        <math:mi>r</math:mi>
        <math:mi math:fontstyle="italic">c1</math:mi>
      </math:msub>
      <math:mrow>
        <math:mo math:stretchy="false">(</math:mo>
        <math:mi>i</math:mi>
        <math:mo math:stretchy="false">)</math:mo>
      </math:mrow>
    </math:mrow>
    <math:annotation math:encoding="StarMath 5.0">r_{c1}(i)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i math:fontstyle="italic">c1</math:mi>
      </math:msub>
      <math:mrow>
        <math:mo math:stretchy="false">(</math:mo>
        <math:mi>i</math:mi>
        <math:mo math:stretchy="false">)</math:mo>
      </math:mrow>
    </math:mrow>
    <math:annotation math:encoding="StarMath 5.0">f_{c1}(i)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sub>
        <math:mi>r</math:mi>
        <math:mi math:fontstyle="italic">c1</math:mi>
      </math:msub>
      <math:mrow>
        <math:mo math:stretchy="false">(</math:mo>
        <math:mi>t</math:mi>
        <math:mo math:stretchy="false">)</math:mo>
      </math:mrow>
    </math:mrow>
    <math:annotation math:encoding="StarMath 5.0">r_{c1}(t)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sub>
        <math:mi>e</math:mi>
        <math:mi math:fontstyle="italic">c1</math:mi>
      </math:msub>
      <math:mrow>
        <math:mo math:stretchy="false">(</math:mo>
        <math:mi>t</math:mi>
        <math:mo math:stretchy="false">)</math:mo>
      </math:mrow>
    </math:mrow>
    <math:annotation math:encoding="StarMath 5.0">e_{c1}(t)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sub>
      <math:mi>G</math:mi>
      <math:mi math:fontstyle="italic">cm</math:mi>
    </math:msub>
    <math:annotation math:encoding="StarMath 5.0">G_{cm}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sub>
        <math:mi>e</math:mi>
        <math:mi math:fontstyle="italic">cm</math:mi>
      </math:msub>
      <math:mrow>
        <math:mo math:stretchy="false">(</math:mo>
        <math:mi>i</math:mi>
        <math:mo math:stretchy="false">)</math:mo>
      </math:mrow>
    </math:mrow>
    <math:annotation math:encoding="StarMath 5.0">e_{cm}(i)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sub>
        <math:mi>r</math:mi>
        <math:mi math:fontstyle="italic">cm</math:mi>
      </math:msub>
      <math:mrow>
        <math:mo math:stretchy="false">(</math:mo>
        <math:mi>i</math:mi>
        <math:mo math:stretchy="false">)</math:mo>
      </math:mrow>
    </math:mrow>
    <math:annotation math:encoding="StarMath 5.0">r_{cm}(i)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i math:fontstyle="italic">cm</math:mi>
      </math:msub>
      <math:mrow>
        <math:mo math:stretchy="false">(</math:mo>
        <math:mi>i</math:mi>
        <math:mo math:stretchy="false">)</math:mo>
      </math:mrow>
    </math:mrow>
    <math:annotation math:encoding="StarMath 5.0">f_{cm}(i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i>v</math:mi>
        <math:msub>
          <math:mi>m</math:mi>
          <math:mi>c</math:mi>
        </math:msub>
      </math:msub>
      <math:mrow>
        <math:mo math:stretchy="false">(</math:mo>
        <math:mi>i</math:mi>
        <math:mo math:stretchy="false">)</math:mo>
      </math:mrow>
    </math:mrow>
    <math:annotation math:encoding="StarMath 5.0">v_{m_c}(i)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sub>
        <math:mi>r</math:mi>
        <math:mi math:fontstyle="italic">cm</math:mi>
      </math:msub>
      <math:mrow>
        <math:mo math:stretchy="false">(</math:mo>
        <math:mi>t</math:mi>
        <math:mo math:stretchy="false">)</math:mo>
      </math:mrow>
    </math:mrow>
    <math:annotation math:encoding="StarMath 5.0">r_{cm}(t)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sub>
        <math:mi>e</math:mi>
        <math:mi math:fontstyle="italic">cm</math:mi>
      </math:msub>
      <math:mrow>
        <math:mo math:stretchy="false">(</math:mo>
        <math:mi>t</math:mi>
        <math:mo math:stretchy="false">)</math:mo>
      </math:mrow>
    </math:mrow>
    <math:annotation math:encoding="StarMath 5.0">e_{cm}(t)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i math:fontstyle="italic">dpm</math:mi>
      </math:msub>
      <math:mrow>
        <math:mo math:stretchy="false">(</math:mo>
        <math:mi>i</math:mi>
        <math:mo math:stretchy="false">)</math:mo>
      </math:mrow>
    </math:mrow>
    <math:annotation math:encoding="StarMath 5.0">f_{dpm}(i)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sub>
      <math:mi>G</math:mi>
      <math:msub>
        <math:mi math:fontstyle="italic">cm</math:mi>
        <math:mi>c</math:mi>
      </math:msub>
    </math:msub>
    <math:annotation math:encoding="StarMath 5.0">G_{cm_c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sub>
          <math:mi math:fontstyle="italic">dpm</math:mi>
          <math:mi>c</math:mi>
        </math:msub>
      </math:msub>
      <math:mrow>
        <math:mo math:stretchy="false">(</math:mo>
        <math:mi>i</math:mi>
        <math:mo math:stretchy="false">)</math:mo>
      </math:mrow>
    </math:mrow>
    <math:annotation math:encoding="StarMath 5.0">f_{dpm_c}(i)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sub>
        <math:mi>e</math:mi>
        <math:msub>
          <math:mi math:fontstyle="italic">cm</math:mi>
          <math:mi>c</math:mi>
        </math:msub>
      </math:msub>
      <math:mrow>
        <math:mo math:stretchy="false">(</math:mo>
        <math:mi>i</math:mi>
        <math:mo math:stretchy="false">)</math:mo>
      </math:mrow>
    </math:mrow>
    <math:annotation math:encoding="StarMath 5.0">e_{cm_c}(i)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sub>
        <math:mi>r</math:mi>
        <math:msub>
          <math:mi math:fontstyle="italic">cm</math:mi>
          <math:mi>c</math:mi>
        </math:msub>
      </math:msub>
      <math:mrow>
        <math:mo math:stretchy="false">(</math:mo>
        <math:mi>i</math:mi>
        <math:mo math:stretchy="false">)</math:mo>
      </math:mrow>
    </math:mrow>
    <math:annotation math:encoding="StarMath 5.0">r_{cm_c}(i)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sub>
      <math:mi>G</math:mi>
      <math:mi math:fontstyle="italic">pn</math:mi>
    </math:msub>
    <math:annotation math:encoding="StarMath 5.0">G_{pn}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sub>
        <math:mi>e</math:mi>
        <math:mi math:fontstyle="italic">pn</math:mi>
      </math:msub>
      <math:mrow>
        <math:mo math:stretchy="false">(</math:mo>
        <math:mi>t</math:mi>
        <math:mo math:stretchy="false">)</math:mo>
      </math:mrow>
    </math:mrow>
    <math:annotation math:encoding="StarMath 5.0">e_{pn}(t)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sub>
        <math:mi>r</math:mi>
        <math:mi math:fontstyle="italic">pn</math:mi>
      </math:msub>
      <math:mrow>
        <math:mo math:stretchy="false">(</math:mo>
        <math:mi>t</math:mi>
        <math:mo math:stretchy="false">)</math:mo>
      </math:mrow>
    </math:mrow>
    <math:annotation math:encoding="StarMath 5.0">r_{pn}(t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v</math:mi>
        <math:mi>n</math:mi>
      </math:msub>
      <math:mrow>
        <math:mo math:stretchy="false">(</math:mo>
        <math:mi>i</math:mi>
        <math:mo math:stretchy="false">)</math:mo>
      </math:mrow>
    </math:mrow>
    <math:annotation math:encoding="StarMath 5.0">v_n(i)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i math:fontstyle="italic">pn</math:mi>
      </math:msub>
      <math:mrow>
        <math:mo math:stretchy="false">(</math:mo>
        <math:mi>t</math:mi>
        <math:mo math:stretchy="false">)</math:mo>
      </math:mrow>
    </math:mrow>
    <math:annotation math:encoding="StarMath 5.0">f_{pn}(t)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sub>
        <math:mi>e</math:mi>
        <math:mi math:fontstyle="italic">dcn</math:mi>
      </math:msub>
      <math:mrow>
        <math:mo math:stretchy="false">(</math:mo>
        <math:mi>t</math:mi>
        <math:mo math:stretchy="false">)</math:mo>
      </math:mrow>
    </math:mrow>
    <math:annotation math:encoding="StarMath 5.0">e_{dcn}(t)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sub>
          <math:mi math:fontstyle="italic">cm</math:mi>
          <math:mi>c</math:mi>
        </math:msub>
      </math:msub>
      <math:mrow>
        <math:mo math:stretchy="false">(</math:mo>
        <math:mi>i</math:mi>
        <math:mo math:stretchy="false">)</math:mo>
      </math:mrow>
    </math:mrow>
    <math:annotation math:encoding="StarMath 5.0">f_{cm_c}(i)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sub>
        <math:mi>r</math:mi>
        <math:mi math:fontstyle="italic">cS1</math:mi>
      </math:msub>
      <math:mrow>
        <math:mo math:stretchy="false">(</math:mo>
        <math:mi>i</math:mi>
        <math:mo math:stretchy="false">)</math:mo>
      </math:mrow>
    </math:mrow>
    <math:annotation math:encoding="StarMath 5.0">r_{cS1}(i)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sub>
        <math:mi>e</math:mi>
        <math:mi math:fontstyle="italic">cH1</math:mi>
      </math:msub>
      <math:mrow>
        <math:mo math:stretchy="false">(</math:mo>
        <math:mi>i</math:mi>
        <math:mo math:stretchy="false">)</math:mo>
      </math:mrow>
    </math:mrow>
    <math:annotation math:encoding="StarMath 5.0">e_{cH1}(i)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sub>
        <math:mi>r</math:mi>
        <math:mi math:fontstyle="italic">cSm</math:mi>
      </math:msub>
      <math:mrow>
        <math:mo math:stretchy="false">(</math:mo>
        <math:mi>i</math:mi>
        <math:mo math:stretchy="false">)</math:mo>
      </math:mrow>
    </math:mrow>
    <math:annotation math:encoding="StarMath 5.0">r_{cSm}(i)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sub>
        <math:mi>e</math:mi>
        <math:mi math:fontstyle="italic">cHm</math:mi>
      </math:msub>
      <math:mrow>
        <math:mo math:stretchy="false">(</math:mo>
        <math:mi>i</math:mi>
        <math:mo math:stretchy="false">)</math:mo>
      </math:mrow>
    </math:mrow>
    <math:annotation math:encoding="StarMath 5.0">e_{cHm}(i)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sub>
        <math:mi>r</math:mi>
        <math:mi math:fontstyle="italic">cj</math:mi>
      </math:msub>
      <math:mrow>
        <math:mo math:stretchy="false">(</math:mo>
        <math:mi>t</math:mi>
        <math:mo math:stretchy="false">)</math:mo>
      </math:mrow>
    </math:mrow>
    <math:annotation math:encoding="StarMath 5.0">r_{cj}(t)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sub>
        <math:mi>e</math:mi>
        <math:mi math:fontstyle="italic">cj</math:mi>
      </math:msub>
      <math:mrow>
        <math:mo math:stretchy="false">(</math:mo>
        <math:mi>t</math:mi>
        <math:mo math:stretchy="false">)</math:mo>
      </math:mrow>
    </math:mrow>
    <math:annotation math:encoding="StarMath 5.0">e_{cj}(t)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sub>
        <math:mi>r</math:mi>
        <math:mi math:fontstyle="italic">cSj</math:mi>
      </math:msub>
      <math:mrow>
        <math:mo math:stretchy="false">(</math:mo>
        <math:mi>i</math:mi>
        <math:mo math:stretchy="false">)</math:mo>
      </math:mrow>
    </math:mrow>
    <math:annotation math:encoding="StarMath 5.0">r_{cSj}(i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i>v</math:mi>
        <math:mi>m</math:mi>
      </math:msub>
      <math:mrow>
        <math:mo math:stretchy="false">(</math:mo>
        <math:mi>i</math:mi>
        <math:mo math:stretchy="false">)</math:mo>
      </math:mrow>
    </math:mrow>
    <math:annotation math:encoding="StarMath 5.0">v_m(i)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sub>
        <math:mi>e</math:mi>
        <math:mi math:fontstyle="italic">cHj</math:mi>
      </math:msub>
      <math:mrow>
        <math:mo math:stretchy="false">(</math:mo>
        <math:mi>i</math:mi>
        <math:mo math:stretchy="false">)</math:mo>
      </math:mrow>
    </math:mrow>
    <math:annotation math:encoding="StarMath 5.0">e_{cHj}(i)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sub>
        <math:mi>u</math:mi>
        <math:mi math:fontstyle="italic">pn</math:mi>
      </math:msub>
      <math:mrow>
        <math:mo math:stretchy="false">(</math:mo>
        <math:mi>i</math:mi>
        <math:mo math:stretchy="false">)</math:mo>
      </math:mrow>
    </math:mrow>
    <math:annotation math:encoding="StarMath 5.0">u_{pn}(i)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sub>
        <math:mi>v</math:mi>
        <math:mi math:fontstyle="italic">pn</math:mi>
      </math:msub>
      <math:mrow>
        <math:mo math:stretchy="false">(</math:mo>
        <math:mi>i</math:mi>
        <math:mo math:stretchy="false">)</math:mo>
      </math:mrow>
    </math:mrow>
    <math:annotation math:encoding="StarMath 5.0">v_{pn}(i)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sub>
        <math:mi>u</math:mi>
        <math:mi math:fontstyle="italic">pn</math:mi>
      </math:msub>
      <math:mrow>
        <math:mo math:stretchy="false">(</math:mo>
        <math:mi>t</math:mi>
        <math:mo math:stretchy="false">)</math:mo>
      </math:mrow>
    </math:mrow>
    <math:annotation math:encoding="StarMath 5.0">u_{pn}(t)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sub>
        <math:mi>v</math:mi>
        <math:mi math:fontstyle="italic">pn</math:mi>
      </math:msub>
      <math:mrow>
        <math:mo math:stretchy="false">(</math:mo>
        <math:mi>t</math:mi>
        <math:mo math:stretchy="false">)</math:mo>
      </math:mrow>
    </math:mrow>
    <math:annotation math:encoding="StarMath 5.0">v_{pn}(t)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i>v</math:mi>
      <math:mrow>
        <math:mo math:stretchy="false">(</math:mo>
        <math:mi>i</math:mi>
        <math:mo math:stretchy="false">)</math:mo>
      </math:mrow>
    </math:mrow>
    <math:annotation math:encoding="StarMath 5.0">v(i)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sup>
      <math:mi>z</math:mi>
      <math:mrow>
        <math:mo math:stretchy="false">−</math:mo>
        <math:msub>
          <math:mi>d</math:mi>
          <math:mi>u</math:mi>
        </math:msub>
      </math:mrow>
    </math:msup>
    <math:annotation math:encoding="StarMath 5.0">z^{-d_{u}}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sup>
      <math:mi>z</math:mi>
      <math:mrow>
        <math:mo math:stretchy="false">−</math:mo>
        <math:msub>
          <math:mi>d</math:mi>
          <math:mi>v</math:mi>
        </math:msub>
      </math:mrow>
    </math:msup>
    <math:annotation math:encoding="StarMath 5.0">z^{-d_v}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sub>
        <math:mi>u</math:mi>
        <math:mi>d</math:mi>
      </math:msub>
      <math:mrow>
        <math:mo math:stretchy="false">(</math:mo>
        <math:mi>i</math:mi>
        <math:mo math:stretchy="false">)</math:mo>
      </math:mrow>
    </math:mrow>
    <math:annotation math:encoding="StarMath 5.0">u_{d}(i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u</math:mi>
        <math:msub>
          <math:mi>m</math:mi>
          <math:mi>c</math:mi>
        </math:msub>
      </math:msub>
      <math:mrow>
        <math:mo math:stretchy="false">(</math:mo>
        <math:mi>i</math:mi>
        <math:mo math:stretchy="false">)</math:mo>
      </math:mrow>
    </math:mrow>
    <math:annotation math:encoding="StarMath 5.0">u_{m_c}(i)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u</math:mi>
        <math:mi>n</math:mi>
      </math:msub>
      <math:mrow>
        <math:mo math:stretchy="false">(</math:mo>
        <math:mi>i</math:mi>
        <math:mo math:stretchy="false">)</math:mo>
      </math:mrow>
    </math:mrow>
    <math:annotation math:encoding="StarMath 5.0">u_n(i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i>v</math:mi>
        <math:mi>d</math:mi>
      </math:msub>
      <math:mrow>
        <math:mo math:stretchy="false">(</math:mo>
        <math:mi>i</math:mi>
        <math:mo math:stretchy="false">)</math:mo>
      </math:mrow>
    </math:mrow>
    <math:annotation math:encoding="StarMath 5.0">v_{d}(i)</math:annotation>
  </math:semantics>
</math:math>
</file>